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66cm"/>
    </style:style>
    <style:style style:name="co3" style:family="table-column">
      <style:table-column-properties fo:break-before="auto" style:column-width="2.3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7cm" svg:height="9.005cm" svg:x="24.506cm" svg:y="2.204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5" table:default-cell-style-name="ce1"/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aboratoire de mecatroniqu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4.1.1.</text:p>
          </table:table-cell>
          <table:table-cell/>
          <table:table-cell office:value-type="string" calcext:value-type="string">
            <text:p>4.1.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6.19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6.164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longueur de fil 75cm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4.2.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=2 mm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6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.35</text:p>
          </table:table-cell>
          <table:table-cell office:value-type="string" calcext:value-type="string">
            <text:p>19.14</text:p>
          </table:table-cell>
          <table:table-cell office:value-type="string" calcext:value-type="string">
            <text:p>27.79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45.6</text:p>
          </table:table-cell>
          <table:table-cell/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4.2.1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>
            <text:p>X=3 mm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6.61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33.7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4.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ph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 = 0 mm</text:p>
          </table:table-cell>
          <table:table-cell office:value-type="string" calcext:value-type="string">
            <text:p>20.8v</text:p>
          </table:table-cell>
          <table:table-cell office:value-type="string" calcext:value-type="string">
            <text:p>276ma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tek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(le ggénérateur bloquait)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X = 3 mm</text:p>
          </table:table-cell>
          <table:table-cell office:value-type="string" calcext:value-type="string">
            <text:p>2.95v</text:p>
          </table:table-cell>
          <table:table-cell office:value-type="string" calcext:value-type="string">
            <text:p>300ma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tek01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4.3.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tek02</text:p>
          </table:table-cell>
          <table:table-cell office:value-type="string" calcext:value-type="string">
            <text:p>histérèse 0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= 0 mm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string" calcext:value-type="string">
            <text:p>tek03</text:p>
          </table:table-cell>
          <table:table-cell office:value-type="string" calcext:value-type="string">
            <text:p>histérèse 2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=2 mm</text:p>
          </table:table-cell>
          <table:table-cell table:number-columns-repeated="9"/>
        </table:table-row>
        <table:table-row table:style-name="ro1" table:number-rows-repeated="6">
          <table:table-cell table:number-columns-repeated="11"/>
        </table:table-row>
        <table:table-row table:style-name="ro3">
          <table:table-cell table:number-columns-repeated="11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 style:data-style-name="N2" text:time-value="11:42:16.6153256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7T09:11:06.044905244</meta:creation-date>
    <dc:date>2026-03-17T11:45:30.650064765</dc:date>
    <meta:editing-duration>PT2H31M58S</meta:editing-duration>
    <meta:editing-cycles>10</meta:editing-cycles>
    <meta:generator>LibreOffice/25.8.5.2$Linux_X86_64 LibreOffice_project/580$Build-2</meta:generator>
    <meta:document-statistic meta:table-count="1" meta:cell-count="6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8cm" svg:height="9.006cm" xlink:href=".." xlink:type="simple" chart:class="chart:scatter" chart:style-name="ch1">
        <chart:title svg:x="7.36cm" svg:y="0.316cm" chart:style-name="ch2">
          <text:p>B=f(I)</text:p>
        </chart:title>
        <chart:legend chart:legend-position="end" svg:x="0cm" svg:y="0cm" style:legend-expansion="high" chart:style-name="ch3"/>
        <chart:plot-area chart:style-name="ch4" svg:x="1.275cm" svg:y="1.248cm" svg:width="14.041cm" svg:height="6.568cm">
          <chart:coordinate-region svg:x="1.909cm" svg:y="1.448cm" svg:width="13.31cm" svg:height="5.721cm"/>
          <chart:axis chart:dimension="x" chart:name="primary-x" chart:style-name="ch5">
            <chart:title svg:x="8.194cm" svg:y="7.996cm" chart:style-name="ch2">
              <text:p><text:span text:style-name="T1">I</text:span></text:p>
            </chart:title>
            <chart:grid chart:style-name="ch6" chart:class="major"/>
          </chart:axis>
          <chart:axis chart:dimension="y" chart:name="primary-y" chart:style-name="ch7">
            <chart:title svg:x="0.396cm" svg:y="4.695cm" chart:style-name="ch8">
              <text:p><text:span text:style-name="T1">B</text:span></text:p>
            </chart:title>
            <chart:grid chart:style-name="ch6"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